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1.4827in"/>
    </style:style>
    <style:style style:name="co3" style:family="table-column">
      <style:table-column-properties fo:break-before="auto" style:column-width="1.0929in"/>
    </style:style>
    <style:style style:name="co4" style:family="table-column">
      <style:table-column-properties fo:break-before="auto" style:column-width="0.5283in"/>
    </style:style>
    <style:style style:name="co5" style:family="table-column">
      <style:table-column-properties fo:break-before="auto" style:column-width="2.0083in"/>
    </style:style>
    <style:style style:name="co6" style:family="table-column">
      <style:table-column-properties fo:break-before="auto" style:column-width="1.15in"/>
    </style:style>
    <style:style style:name="co7" style:family="table-column">
      <style:table-column-properties fo:break-before="auto" style:column-width="1.4472in"/>
    </style:style>
    <style:style style:name="co8" style:family="table-column">
      <style:table-column-properties fo:break-before="auto" style:column-width="0.7in"/>
    </style:style>
    <style:style style:name="co9" style:family="table-column">
      <style:table-column-properties fo:break-before="auto" style:column-width="0.85in"/>
    </style:style>
    <style:style style:name="co10" style:family="table-column">
      <style:table-column-properties fo:break-before="auto" style:column-width="0.9575in"/>
    </style:style>
    <style:style style:name="co11" style:family="table-column">
      <style:table-column-properties fo:break-before="auto" style:column-width="0.55in"/>
    </style:style>
    <style:style style:name="co12" style:family="table-column">
      <style:table-column-properties fo:break-before="auto" style:column-width="0.6252in"/>
    </style:style>
    <style:style style:name="co13" style:family="table-column">
      <style:table-column-properties fo:break-before="auto" style:column-width="0.7646in"/>
    </style:style>
    <style:style style:name="co14" style:family="table-column">
      <style:table-column-properties fo:break-before="auto" style:column-width="0.5717in"/>
    </style:style>
    <style:style style:name="co15" style:family="table-column">
      <style:table-column-properties fo:break-before="auto" style:column-width="0.3457in"/>
    </style:style>
    <style:style style:name="co16" style:family="table-column">
      <style:table-column-properties fo:break-before="auto" style:column-width="0.6571in"/>
    </style:style>
    <style:style style:name="co17" style:family="table-column">
      <style:table-column-properties fo:break-before="auto" style:column-width="0.4319in"/>
    </style:style>
    <style:style style:name="co18" style:family="table-column">
      <style:table-column-properties fo:break-before="auto" style:column-width="0.7319in"/>
    </style:style>
    <style:style style:name="co19" style:family="table-column">
      <style:table-column-properties fo:break-before="auto" style:column-width="11.5291in"/>
    </style:style>
    <style:style style:name="co20" style:family="table-column">
      <style:table-column-properties fo:break-before="auto" style:column-width="9.4382in"/>
    </style:style>
    <style:style style:name="co21" style:family="table-column">
      <style:table-column-properties fo:break-before="auto" style:column-width="1.3327in"/>
    </style:style>
    <style:style style:name="co22" style:family="table-column">
      <style:table-column-properties fo:break-before="auto" style:column-width="0.9035in"/>
    </style:style>
    <style:style style:name="co23" style:family="table-column">
      <style:table-column-properties fo:break-before="auto" style:column-width="1.1717in"/>
    </style:style>
    <style:style style:name="co24" style:family="table-column">
      <style:table-column-properties fo:break-before="auto" style:column-width="0.8819in"/>
    </style:style>
    <style:style style:name="co25" style:family="table-column">
      <style:table-column-properties fo:break-before="auto" style:column-width="0.389in"/>
    </style:style>
    <style:style style:name="co2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2" style:family="table-cell" style:parent-style-name="Default">
      <style:text-properties style:font-name="Liberation Sans1"/>
    </style:style>
    <style:style style:name="ce1" style:family="table-cell" style:parent-style-name="Default" style:data-style-name="N100"/>
    <style:style style:name="ce5" style:family="table-cell" style:parent-style-name="Default" style:data-style-name="N11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s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mage_name</text:p>
          </table:table-cell>
          <table:table-cell office:value-type="string" calcext:value-type="string">
            <text:p>debug_image_name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ubtitle</text:p>
          </table:table-cell>
          <table:table-cell office:value-type="string" calcext:value-type="string">
            <text:p>culture</text:p>
          </table:table-cell>
          <table:table-cell office:value-type="string" calcext:value-type="string">
            <text:p>template</text:p>
          </table:table-cell>
          <table:table-cell office:value-type="string" calcext:value-type="string">
            <text:p>card_type</text:p>
          </table:table-cell>
          <table:table-cell office:value-type="string" calcext:value-type="string">
            <text:p>card_subtype</text:p>
          </table:table-cell>
          <table:table-cell office:value-type="string" calcext:value-type="string">
            <text:p>twilight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vitality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signet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set_num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card_num</text:p>
          </table:table-cell>
          <table:table-cell office:value-type="string" calcext:value-type="string">
            <text:p>game_text</text:p>
          </table:table-cell>
          <table:table-cell office:value-type="string" calcext:value-type="string">
            <text:p>lore</text:p>
          </table:table-cell>
          <table:table-cell office:value-type="string" calcext:value-type="string">
            <text:p>twilight_color</text:p>
          </table:table-cell>
          <table:table-cell office:value-type="string" calcext:value-type="string">
            <text:p>title_font_size</text:p>
          </table:table-cell>
          <table:table-cell office:value-type="string" calcext:value-type="string">
            <text:p>subtitle_font_size</text:p>
          </table:table-cell>
          <table:table-cell office:value-type="string" calcext:value-type="string">
            <text:p>game_text_color</text:p>
          </table:table-cell>
          <table:table-cell office:value-type="string" calcext:value-type="string">
            <text:p>icon_text_color</text:p>
          </table:table-cell>
          <table:table-cell office:value-type="string" calcext:value-type="string">
            <text:p>game_text_spacing</text:p>
          </table:table-cell>
          <table:table-cell office:value-type="string" calcext:value-type="string">
            <text:p>lore_spacing</text:p>
          </table:table-cell>
          <table:table-cell office:value-type="string" calcext:value-type="string">
            <text:p>game_text_width</text:p>
          </table:table-cell>
          <table:table-cell office:value-type="string" calcext:value-type="string">
            <text:p>border_color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imli_OV.pn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imli</text:p>
          </table:table-cell>
          <table:table-cell office:value-type="string" calcext:value-type="string">
            <text:p>Obstinate Visitor</text:p>
          </table:table-cell>
          <table:table-cell office:value-type="string" calcext:value-type="string">
            <text:p>dwarven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mpanion</text:p>
          </table:table-cell>
          <table:table-cell office:value-type="string" calcext:value-type="string">
            <text:p>Dwarf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rodo</text:p>
          </table:table-cell>
          <table:table-cell table:number-columns-repeated="4"/>
          <table:table-cell office:value-type="string" calcext:value-type="string">
            <text:p>Fellowship. <text:s/>Damage +1.&lt;br&gt;Regroup: Exert an Elf ally whose home site is 6 and add (1) to heal Gimli.</text:p>
          </table:table-cell>
          <table:table-cell office:value-type="string" calcext:value-type="string">
            <text:p>"'I will go forward free,' he said, 'or I will go back and seek my own land, where I am known to be true of word, though I perish alone in the wilderness.'"</text:p>
          </table:table-cell>
          <table:table-cell table:number-columns-repeated="5"/>
          <table:table-cell office:value-type="float" office:value="98" calcext:value-type="float">
            <text:p>98</text:p>
          </table:table-cell>
          <table:table-cell/>
          <table:table-cell table:style-name="ce1" office:value-type="string" calcext:value-type="string">
            <text:p>70%</text:p>
          </table:table-cell>
          <table:table-cell table:style-name="ce1"/>
          <table:table-cell/>
          <table:table-cell office:value-type="string" calcext:value-type="string">
            <text:p>totally ra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dium_enhance.png</text:p>
          </table:table-cell>
          <table:table-cell office:value-type="string" calcext:value-type="string">
            <text:p>LOTR01013.jp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imli</text:p>
          </table:table-cell>
          <table:table-cell office:value-type="string" calcext:value-type="string">
            <text:p>Son of Glóin</text:p>
          </table:table-cell>
          <table:table-cell office:value-type="string" calcext:value-type="string">
            <text:p>dwarven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mpanion</text:p>
          </table:table-cell>
          <table:table-cell office:value-type="string" calcext:value-type="string">
            <text:p>Dwarf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andalf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amage +1.&lt;br&gt;Skirmish: Exert Gimli to make him strength +2.</text:p>
          </table:table-cell>
          <table:table-cell office:value-type="string" calcext:value-type="string">
            <text:p>"There was a younger dwarf at Glóin's side: his son Gimli."</text:p>
          </table:table-cell>
          <table:table-cell table:number-columns-repeated="7"/>
          <table:table-cell table:style-name="ce1" office:value-type="string" calcext:value-type="string">
            <text:p>62%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_01_014.jpg</text:p>
          </table:table-cell>
          <table:table-cell office:value-type="string" calcext:value-type="string">
            <text:p>LOTR01014.jp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imli's Battle Axe</text:p>
          </table:table-cell>
          <table:table-cell/>
          <table:table-cell office:value-type="string" calcext:value-type="string">
            <text:p>dwarven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Possession</text:p>
          </table:table-cell>
          <table:table-cell office:value-type="string" calcext:value-type="string">
            <text:p>Hand Weap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earer must be Gimli.&lt;br&gt;He is damage +1.&lt;br&gt;Each time Gimli wins a skirmish, you may wound an Orc.</text:p>
          </table:table-cell>
          <table:table-cell office:value-type="string" calcext:value-type="string">
            <text:p>"Beside them Gimli stood with his stout legs apart, wielding his dwarf-axe."</text:p>
          </table:table-cell>
          <table:table-cell table:number-columns-repeated="7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_05_032.jpg</text:p>
          </table:table-cell>
          <table:table-cell office:value-type="string" calcext:value-type="string">
            <text:p>LOTR05032.jp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itadel of the Stars</text:p>
          </table:table-cell>
          <table:table-cell/>
          <table:table-cell office:value-type="string" calcext:value-type="string">
            <text:p>gondor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Condit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ortification. <text:s/>Plays to your support area.&lt;br&gt;Skirmish: Exert a (Gondor) Man or spot 3 knights to transfer this condition from your support area to a minion skirmishing a (Gondor) Man.</text:p>
          </table:table-cell>
          <table:table-cell office:value-type="string" calcext:value-type="string">
            <text:p>The city of Osgiliath was the first capital of Gondor.</text:p>
          </table:table-cell>
          <table:table-cell table:number-columns-repeated="7"/>
          <table:table-cell table:style-name="ce1" office:value-type="string" calcext:value-type="string">
            <text:p>70%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_08_047.jpg</text:p>
          </table:table-cell>
          <table:table-cell office:value-type="string" calcext:value-type="string">
            <text:p>LOTR08047.jpg</text:p>
          </table:table-cell>
          <table:table-cell/>
          <table:table-cell office:value-type="string" calcext:value-type="string">
            <text:p>Stronger and More Terrible</text:p>
          </table:table-cell>
          <table:table-cell/>
          <table:table-cell office:value-type="string" calcext:value-type="string">
            <text:p>gondor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Support Area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o play, add a threat.&lt;br&gt;Each time your (Gondor) wraith wins a skirmish, you may remove a threat.</text:p>
          </table:table-cell>
          <table:table-cell office:value-type="string" calcext:value-type="string">
            <text:p>"'And lo! In the darkness of Mordor my hope rose...'"</text:p>
          </table:table-cell>
          <table:table-cell table:number-columns-repeated="7"/>
          <table:table-cell table:style-name="ce1" office:value-type="string" calcext:value-type="string">
            <text:p>71%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Hollin_Snarler.png</text:p>
          </table:table-cell>
          <table:table-cell/>
          <table:table-cell office:value-type="string" calcext:value-type="string">
            <text:p>Hollin Snarler</text:p>
          </table:table-cell>
          <table:table-cell/>
          <table:table-cell office:value-type="string" calcext:value-type="string">
            <text:p>sauron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Minion</text:p>
          </table:table-cell>
          <table:table-cell office:value-type="string" calcext:value-type="string">
            <text:p>Warg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Tracker. Fierce.&lt;br&gt;When you play this minion, you may spot a (Sauron) search card and X wounds on a companion (except the Ring-bearer) to add [X].</text:p>
          </table:table-cell>
          <table:table-cell table:number-columns-repeated="10"/>
          <table:table-cell office:value-type="string" calcext:value-type="string">
            <text:p>highlight_twilight, Shadow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_09_030.jpg</text:p>
          </table:table-cell>
          <table:table-cell office:value-type="string" calcext:value-type="string">
            <text:p>LOTR09030.jpg</text:p>
          </table:table-cell>
          <table:table-cell office:value-type="string" calcext:value-type="string">
            <text:p>T</text:p>
          </table:table-cell>
          <table:table-cell table:style-name="ce2" office:value-type="string" calcext:value-type="string">
            <text:p>Smeagol</text:p>
          </table:table-cell>
          <table:table-cell office:value-type="string" calcext:value-type="string">
            <text:p>Bearer of Great Secrets</text:p>
          </table:table-cell>
          <table:table-cell office:value-type="string" calcext:value-type="string">
            <text:p>gollum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mpan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R+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pan text:style-name="T1">Ring-bound.  To play, add a burden.&lt;br&gt;Each time the fellowship moves, place an unbound companion in the dead pile.&lt;br&gt;Regroup: If Smeagol is the Ring-bearer, add 2 burdens to discard each minion.</text:span></text:p>
          </table:table-cell>
          <table:table-cell office:value-type="string" calcext:value-type="string">
            <text:p>"'...he used it to find out secrets, and he put his knowledge to crooked and malicious uses.'"</text:p>
          </table:table-cell>
          <table:table-cell table:number-columns-repeated="9"/>
          <table:table-cell office:value-type="string" calcext:value-type="string">
            <text:p>Ring-bearer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_01_057.jpg</text:p>
          </table:table-cell>
          <table:table-cell office:value-type="string" calcext:value-type="string">
            <text:p>LOTR01057.jp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umil</text:p>
          </table:table-cell>
          <table:table-cell office:value-type="string" calcext:value-type="string">
            <text:p>Elven Protector</text:p>
          </table:table-cell>
          <table:table-cell office:value-type="string" calcext:value-type="string">
            <text:p>Elven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Ally</text:p>
          </table:table-cell>
          <table:table-cell office:value-type="string" calcext:value-type="string">
            <text:p>Elf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rcher.&lt;br&gt;Archery: Exert Rumil to wound an Orc.</text:p>
          </table:table-cell>
          <table:table-cell office:value-type="string" calcext:value-type="string">
            <text:p>Brother to Haldir, Rumil guards the northern marches of the Golden Wood.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_04_295.jpg</text:p>
          </table:table-cell>
          <table:table-cell office:value-type="string" calcext:value-type="string">
            <text:p>LOTR04295.jp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eland</text:p>
          </table:table-cell>
          <table:table-cell office:value-type="string" calcext:value-type="string">
            <text:p>Smith of the Riddermark</text:p>
          </table:table-cell>
          <table:table-cell office:value-type="string" calcext:value-type="string">
            <text:p>rohan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Ally</text:p>
          </table:table-cell>
          <table:table-cell office:value-type="string" calcext:value-type="string">
            <text:p>Ma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4(T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Villager.&lt;br&gt;Discard Weland if an opponent controls his home site.&lt;br&gt;Fellowship: Exert Weland to heal a mounted companion.</text:p>
          </table:table-cell>
          <table:table-cell office:value-type="string" calcext:value-type="string">
            <text:p>A tender of horses, Weland found much work at Helm's Deep.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_01_242.jpg</text:p>
          </table:table-cell>
          <table:table-cell office:value-type="string" calcext:value-type="string">
            <text:p>LOTR01242.jpg</text:p>
          </table:table-cell>
          <table:table-cell/>
          <table:table-cell office:value-type="string" calcext:value-type="string">
            <text:p>The Dark Lord's Summons</text:p>
          </table:table-cell>
          <table:table-cell/>
          <table:table-cell office:value-type="string" calcext:value-type="string">
            <text:p>sauron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Conditi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Search. <text:s/>To play, spot a [Sauron] Orc. <text:s/>Plays to your support area.&lt;br&gt;Shadow: Remove [3] to reveal the top card of your draw deck. <text:s/>If it is a [Sauron] card, take it into hand. <text:s/>Otherwise, discard it and one other card from hand.</text:p>
          </table:table-cell>
          <table:table-cell office:value-type="string" calcext:value-type="string">
            <text:p>Orcs obey the Dark Lord unquestioningly.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_07_038.jpg</text:p>
          </table:table-cell>
          <table:table-cell office:value-type="string" calcext:value-type="string">
            <text:p>LOTR07038.jp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andalf's Staff</text:p>
          </table:table-cell>
          <table:table-cell office:value-type="string" calcext:value-type="string">
            <text:p>Focus of Power</text:p>
          </table:table-cell>
          <table:table-cell office:value-type="string" calcext:value-type="string">
            <text:p>gandalf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Artifact</text:p>
          </table:table-cell>
          <table:table-cell office:value-type="string" calcext:value-type="string">
            <text:p>Staff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earer must be Gandalf.&lt;br&gt;While you can spot 4 twilight tokens, Gandalf is strength + 1.</text:p>
          </table:table-cell>
          <table:table-cell office:value-type="string" calcext:value-type="string">
            <text:p>"'But for Gandalf Stormcrow you would have seen a host of foes coming out of Anorien….'"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_01_349.jpg</text:p>
          </table:table-cell>
          <table:table-cell office:value-type="string" calcext:value-type="string">
            <text:p>LOTR01349.jpg</text:p>
          </table:table-cell>
          <table:table-cell/>
          <table:table-cell office:value-type="string" calcext:value-type="string">
            <text:p>The Bridge of Khazad-dum</text:p>
          </table:table-cell>
          <table:table-cell table:number-columns-repeated="2"/>
          <table:table-cell office:value-type="string" calcext:value-type="string">
            <text:p>site</text:p>
          </table:table-cell>
          <table:table-cell office:value-type="string" calcext:value-type="string">
            <text:p>Site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Underground. Shadow: Play The Balrog from your draw deck or hand; The Balrog's twilight cost is -6.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_01_350.jpg</text:p>
          </table:table-cell>
          <table:table-cell office:value-type="string" calcext:value-type="string">
            <text:p>LOTR01350.jpg</text:p>
          </table:table-cell>
          <table:table-cell/>
          <table:table-cell office:value-type="string" calcext:value-type="string">
            <text:p>Dimrill Dale</text:p>
          </table:table-cell>
          <table:table-cell table:number-columns-repeated="2"/>
          <table:table-cell office:value-type="string" calcext:value-type="string">
            <text:p>site</text:p>
          </table:table-cell>
          <table:table-cell office:value-type="string" calcext:value-type="string">
            <text:p>Sanctuar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Sanctuary. <text:s/>The twilight cost of the first (Moria) Orc played each Shadow phase is -2.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_12_194.jpg</text:p>
          </table:table-cell>
          <table:table-cell table:number-columns-repeated="2"/>
          <table:table-cell office:value-type="string" calcext:value-type="string">
            <text:p>Wold Battlefield</text:p>
          </table:table-cell>
          <table:table-cell table:number-columns-repeated="2"/>
          <table:table-cell table:number-columns-repeated="2" office:value-type="string" calcext:value-type="string">
            <text:p>sit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string" calcext:value-type="string">
            <text:p>U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Plains. <text:s/>Skirmish: Exert your Man (except an enduring Man) to make him or her damage +1.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_04_360.jpg</text:p>
          </table:table-cell>
          <table:table-cell table:number-columns-repeated="2"/>
          <table:table-cell office:value-type="string" calcext:value-type="string">
            <text:p>Fortress of Orthanc</text:p>
          </table:table-cell>
          <table:table-cell table:number-columns-repeated="2"/>
          <table:table-cell table:number-columns-repeated="2" office:value-type="string" calcext:value-type="string">
            <text:p>site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9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Battleground. <text:s/>The Shadow number of Fortress of Orthanc is +2 for each companion over 4.</text:p>
          </table:table-cell>
          <table:table-cell table:number-columns-repeated="10"/>
          <table:table-cell office:value-type="string" calcext:value-type="string">
            <text:p>right_arrow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_10_118.jpg</text:p>
          </table:table-cell>
          <table:table-cell table:number-columns-repeated="2"/>
          <table:table-cell office:value-type="string" calcext:value-type="string">
            <text:p>Pelennor Prairie</text:p>
          </table:table-cell>
          <table:table-cell table:number-columns-repeated="2"/>
          <table:table-cell table:number-columns-repeated="2" office:value-type="string" calcext:value-type="string">
            <text:p>sit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4(K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lains. Shadow: Exert a minion and remove a burden to make the Free Peoples player discard one of his or her conditions.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_01_002_enhanced.png</text:p>
          </table:table-cell>
          <table:table-cell office:value-type="string" calcext:value-type="string">
            <text:p>LOTR01002.jp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he One Ring</text:p>
          </table:table-cell>
          <table:table-cell office:value-type="string" calcext:value-type="string">
            <text:p>The Ruling Ring</text:p>
          </table:table-cell>
          <table:table-cell/>
          <table:table-cell table:number-columns-repeated="2" office:value-type="string" calcext:value-type="string">
            <text:p>onering</text:p>
          </table:table-cell>
          <table:table-cell table:number-columns-repeated="2"/>
          <table:table-cell office:value-type="string" calcext:value-type="string">
            <text:p>+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ponse: If bearer is about to take a wound in a skirmish, he wears The One Ring until the regroup phase.&lt;br&gt;While wearing The One Ring, each time the Ring-bearer is about to take a wound during a skirmish, add a burden instead.</text:p>
          </table:table-cell>
          <table:table-cell office:value-type="string" calcext:value-type="string">
            <text:p>"One Ring to rule them all…."</text:p>
          </table:table-cell>
          <table:table-cell table:number-columns-repeated="8"/>
          <table:table-cell office:value-type="string" calcext:value-type="string">
            <text:p>#0000FF</text:p>
          </table:table-cell>
          <table:table-cell office:value-type="string" calcext:value-type="string">
            <text:p>disable_strength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_09_001_enhanced.pn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he One Ring</text:p>
          </table:table-cell>
          <table:table-cell office:value-type="string" calcext:value-type="string">
            <text:p>The Binding Ring</text:p>
          </table:table-cell>
          <table:table-cell/>
          <table:table-cell table:number-columns-repeated="2" office:value-type="string" calcext:value-type="string">
            <text:p>onering</text:p>
          </table:table-cell>
          <table:table-cell table:number-columns-repeated="2"/>
          <table:table-cell table:number-columns-repeated="2" office:value-type="string" calcext:value-type="string">
            <text:p>+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R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llowship: Add 2 burdens to play a ring from your draw deck.&lt;br&gt;Manuever: Exert bearer to wear The One Ring until the regroup phase.&lt;br&gt;While wearing The One Ring, each time the Ring-bearer is about to take a wound, add a burden instead.</text:p>
          </table:table-cell>
          <table:table-cell office:value-type="string" calcext:value-type="string">
            <text:p>"One Ring to bring them all…."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_18_007.pn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elebring</text:p>
          </table:table-cell>
          <table:table-cell office:value-type="string" calcext:value-type="string">
            <text:p>Elven-smith</text:p>
          </table:table-cell>
          <table:table-cell office:value-type="string" calcext:value-type="string">
            <text:p>Elven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Followe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+2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id – (2) &lt;i&gt;(At the start of the maneuver phase, you may add (2) to transfer this to a companion.)&lt;/i&gt;&lt;br&gt;To play, spot 2 [elf] companions.&lt;br&gt;When you play Celebring, you may play an [elf] artifact from your deck.</text:p>
          </table:table-cell>
          <table:table-cell office:value-type="string" calcext:value-type="string">
            <text:p>"...renewed shall be the blade that was broken."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_17_038.pn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Saruman</text:p>
          </table:table-cell>
          <table:table-cell office:value-type="string" calcext:value-type="string">
            <text:p>Servant of Sauron</text:p>
          </table:table-cell>
          <table:table-cell office:value-type="string" calcext:value-type="string">
            <text:p>isengard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Follow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+2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office:value-type="string" calcext:value-type="string">
            <text:p>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id – (1). &lt;i&gt;(At the start of the maneuver phase, you may add (1) to transfer this to a companion.)&lt;/i&gt;&lt;br&gt;Each time bearer wins a skirmish, you may exert a companion.</text:p>
          </table:table-cell>
          <table:table-cell office:value-type="string" calcext:value-type="string">
            <text:p>"'I gave you the chance of aiding me willingly, but you have elected the way of pain.'"</text:p>
          </table:table-cell>
          <table:table-cell office:value-type="string" calcext:value-type="string">
            <text:p>#F1CB50</text:p>
          </table:table-cell>
          <table:table-cell table:number-columns-repeated="8"/>
          <table:table-cell office:value-type="string" calcext:value-type="string">
            <text:p>shadow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ragorn_full.pn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Aragorn</text:p>
          </table:table-cell>
          <table:table-cell office:value-type="string" calcext:value-type="string">
            <text:p>Elessar Telcontar</text:p>
          </table:table-cell>
          <table:table-cell office:value-type="string" calcext:value-type="string">
            <text:p>gondor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mpanion</text:p>
          </table:table-cell>
          <table:table-cell office:value-type="string" calcext:value-type="string">
            <text:p>Man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rodo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hen you play Aragorn, you may heal another companion.&lt;br&gt;At the start of each fellowship phase,&lt;br&gt;you may exert a companion of one culture to heal a companion of another culture.</text:p>
          </table:table-cell>
          <table:table-cell office:value-type="string" calcext:value-type="string">
            <text:p>"'Now come the days of the King, and may they be blessed while the thrones of the Valar endure!'"</text:p>
          </table:table-cell>
          <table:table-cell table:number-columns-repeated="3"/>
          <table:table-cell office:value-type="string" calcext:value-type="string">
            <text:p>#FFFFFF</text:p>
          </table:table-cell>
          <table:table-cell table:number-columns-repeated="3"/>
          <table:table-cell table:style-name="ce5" office:value-type="percentage" office:value="0.7" calcext:value-type="percentage">
            <text:p>70.00%</text:p>
          </table:table-cell>
          <table:table-cell/>
          <table:table-cell office:value-type="string" calcext:value-type="string">
            <text:p>disclaimer_light,full_art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rond_full.pn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Grond</text:p>
          </table:table-cell>
          <table:table-cell office:value-type="string" calcext:value-type="string">
            <text:p>Hammer of the Underworld</text:p>
          </table:table-cell>
          <table:table-cell office:value-type="string" calcext:value-type="string">
            <text:p>sauron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Possession</text:p>
          </table:table-cell>
          <table:table-cell office:value-type="string" calcext:value-type="string">
            <text:p>Support Area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Engine.&lt;br&gt;Shadow: Play a [sauron] minion to add a [sauron] token here.&lt;br&gt;Regroup: Remove X [sauron] tokens here to discard a Free Peoples card (except a companion) with a twilight cost of X. Discard a [sauron] minion or this possession.</text:p>
          </table:table-cell>
          <table:table-cell table:number-columns-repeated="4"/>
          <table:table-cell office:value-type="string" calcext:value-type="string">
            <text:p>#FFFFFF</text:p>
          </table:table-cell>
          <table:table-cell table:number-columns-repeated="5"/>
          <table:table-cell office:value-type="string" calcext:value-type="string">
            <text:p>full_art, disclaimer_light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indolluin_full.png</text:p>
          </table:table-cell>
          <table:table-cell table:number-columns-repeated="2"/>
          <table:table-cell office:value-type="string" calcext:value-type="string">
            <text:p>Base of Mindolluin</text:p>
          </table:table-cell>
          <table:table-cell table:number-columns-repeated="2"/>
          <table:table-cell office:value-type="string" calcext:value-type="string">
            <text:p>site</text:p>
          </table:table-cell>
          <table:table-cell office:value-type="string" calcext:value-type="string">
            <text:p>sanctuar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3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anctuary. <text:s/>Fellowship: If you cannot spot 2 threats, add a threat to play a fortification from your draw deck.</text:p>
          </table:table-cell>
          <table:table-cell table:number-columns-repeated="4"/>
          <table:table-cell office:value-type="string" calcext:value-type="string">
            <text:p>#FFFFFF</text:p>
          </table:table-cell>
          <table:table-cell table:number-columns-repeated="5"/>
          <table:table-cell office:value-type="string" calcext:value-type="string">
            <text:p>full_art, right_arrow, disclaimer_light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o_01_133.jpg</text:p>
          </table:table-cell>
          <table:table-cell table:number-columns-repeated="2"/>
          <table:table-cell office:value-type="string" calcext:value-type="string">
            <text:p>Saruman's Ambition</text:p>
          </table:table-cell>
          <table:table-cell/>
          <table:table-cell office:value-type="string" calcext:value-type="string">
            <text:p>Isengard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Conditio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&lt;br&gt;The twilight cost of your [isengard] events is -1. <text:s/>&lt;br&gt;&lt;b&gt;Skirmish:&lt;/b&gt; Discard this condition to make an Uruk-hai strength +2.</text:p>
          </table:table-cell>
          <table:table-cell office:value-type="string" calcext:value-type="string">
            <text:p>“‘I did not expect you to show wisdom, even in your own behalf; but I gave you the chance of aiding me willingly, and so saving yourself much trouble and pain.'”</text:p>
          </table:table-cell>
          <table:table-cell table:number-columns-repeated="7"/>
          <table:table-cell table:style-name="ce5"/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o_01_216.jpg</text:p>
          </table:table-cell>
          <table:table-cell table:number-columns-repeated="2"/>
          <table:table-cell office:value-type="string" calcext:value-type="string">
            <text:p>Morgul Blade</text:p>
          </table:table-cell>
          <table:table-cell/>
          <table:table-cell office:value-type="string" calcext:value-type="string">
            <text:p>Ringwraith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Possession</text:p>
          </table:table-cell>
          <table:table-cell office:value-type="string" calcext:value-type="string">
            <text:p>Hand Weapon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+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Bearer must be a Nazgûl. &lt;br&gt;This weapon may be borne in addition to 1 other hand weapon. &lt;br&gt;&lt;b&gt;Skirmish:&lt;/b&gt; Discard this possession to transfer Blade Tip from your support area or discard pile to a companion bearer is skirmishing.</text:p>
          </table:table-cell>
          <table:table-cell table:number-columns-repeated="8"/>
          <table:table-cell table:style-name="ce5" office:value-type="percentage" office:value="0.68" calcext:value-type="percentage">
            <text:p>68.00%</text:p>
          </table:table-cell>
          <table:table-cell table:number-columns-repeated="3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o_02_048.jpg</text:p>
          </table:table-cell>
          <table:table-cell table:number-columns-repeated="2"/>
          <table:table-cell office:value-type="string" calcext:value-type="string">
            <text:p>Wizard Storm</text:p>
          </table:table-cell>
          <table:table-cell/>
          <table:table-cell office:value-type="string" calcext:value-type="string">
            <text:p>Isengard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Conditio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&lt;b&gt;Spell.&lt;/b&gt; &lt;b&gt;Weather.&lt;/b&gt; To play, exert an [isengard] minion. Plays on a site. Limit 1 per site. <text:s/>&lt;br&gt;When the fellowship moves from this site, every companion must exert. Discard this condition at the end of the turn. </text:p>
          </table:table-cell>
          <table:table-cell office:value-type="string" calcext:value-type="string">
            <text:p>“There was a black look in the sky, and the sun was wan. The wind had gone now round to the north-east.”</text:p>
          </table:table-cell>
          <table:table-cell table:number-columns-repeated="11"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o_05_003.jpg</text:p>
          </table:table-cell>
          <table:table-cell table:number-columns-repeated="2"/>
          <table:table-cell office:value-type="string" calcext:value-type="string">
            <text:p>Leaping Blaze</text:p>
          </table:table-cell>
          <table:table-cell/>
          <table:table-cell office:value-type="string" calcext:value-type="string">
            <text:p>Dunland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Ev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lt;b&gt;Shadow:&lt;/b&gt; Spot 3 [dunland] minions to shuffle your hand into your draw deck and draw 8 cards. The Free Peoples player may discard 3 cards from hand to prevent this.</text:p>
          </table:table-cell>
          <table:table-cell office:value-type="string" calcext:value-type="string">
            <text:p>“...they saw torches, countless points of fiery light upon the black fields behind, scattered like red flowers, or winding up from the lowlands....”</text:p>
          </table:table-cell>
          <table:table-cell table:number-columns-repeated="11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string" calcext:value-type="string">
            <text:p>o_08_071.jp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Flung Into the Fray</text:p>
          </table:table-cell>
          <table:table-cell/>
          <table:table-cell office:value-type="string" calcext:value-type="string">
            <text:p>Ringwraith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Support Area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string" calcext:value-type="string">
            <text:p>U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When you play a minion stacked here, you may exert a companion. &lt;br&gt;&lt;b&gt;Regroup:&lt;/b&gt; If no minion is stacked here, spot your [wraith] minon to stack it here. &lt;br&gt;&lt;b&gt;Shadow:&lt;/b&gt; Spot 2 [wraith] minions to play a [wraith] minion stacked here as if played from hand.</text:p>
          </table:table-cell>
          <table:table-cell office:value-type="string" calcext:value-type="string">
            <text:p>“With a cry of hatred that stung the very ears like venom he let fall....”</text:p>
          </table:table-cell>
          <table:table-cell table:number-columns-repeated="11"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string" calcext:value-type="string">
            <text:p>o_08_112.jpg</text:p>
          </table:table-cell>
          <table:table-cell table:number-columns-repeated="2"/>
          <table:table-cell office:value-type="string" calcext:value-type="string">
            <text:p>Song of the Shire</text:p>
          </table:table-cell>
          <table:table-cell/>
          <table:table-cell office:value-type="string" calcext:value-type="string">
            <text:p>Shire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Support Area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string" calcext:value-type="string">
            <text:p>U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&lt;b&gt;Fellowship:&lt;/b&gt; Exert a [shire] companion and either a [rohan] companion or a [gandalf] companion to add a [shire] token here. &lt;br&gt;&lt;b&gt;Skirmish:&lt;/b&gt; Remove a [shire] token here to prevent an unbound companion from being overwhelmed unless his or her strength is tripled.</text:p>
          </table:table-cell>
          <table:table-cell table:number-columns-repeated="8"/>
          <table:table-cell table:style-name="ce5" office:value-type="percentage" office:value="0.72" calcext:value-type="percentage">
            <text:p>72.00%</text:p>
          </table:table-cell>
          <table:table-cell table:number-columns-repeated="3"/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string" calcext:value-type="string">
            <text:p>o_10_096.jp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Rank and File</text:p>
          </table:table-cell>
          <table:table-cell/>
          <table:table-cell office:value-type="string" calcext:value-type="string">
            <text:p>Sauron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Support Area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string" calcext:value-type="string">
            <text:p>U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ach time a roaming [sauron] minion takes a wound, you may add a [sauron] token here. &lt;b&gt;Regroup:&lt;/b&gt; Exert an Uruk-hai or discard a [sauron] minion to add a [sauron] token here. &lt;b&gt;Skirmish:&lt;/b&gt; Remove 2 [sauron] tokens from here to make a [sauron] minion strength +2. </text:p>
          </table:table-cell>
          <table:table-cell office:value-type="string" calcext:value-type="string">
            <text:p>“...even fear by night had scarcely over-counted them.”</text:p>
          </table:table-cell>
          <table:table-cell table:number-columns-repeated="11"/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string" calcext:value-type="string">
            <text:p>o_10_098.jpg</text:p>
          </table:table-cell>
          <table:table-cell table:number-columns-repeated="2"/>
          <table:table-cell office:value-type="string" calcext:value-type="string">
            <text:p>Ruinous Hail</text:p>
          </table:table-cell>
          <table:table-cell/>
          <table:table-cell office:value-type="string" calcext:value-type="string">
            <text:p>Sauron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Response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string" calcext:value-type="string">
            <text:p>U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If the Free Peoples player plays a possession, discard a [sauron] minion from hand to prevent him or her from playing any more cards until the end of this phase. </text:p>
          </table:table-cell>
          <table:table-cell office:value-type="string" calcext:value-type="string">
            <text:p>“...they began to throw missiles marvelously high, so that they passed right above the battlement and fell thudding within the first circle of the City....”</text:p>
          </table:table-cell>
          <table:table-cell table:number-columns-repeated="11"/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string" calcext:value-type="string">
            <text:p>o_10_109.jpg</text:p>
          </table:table-cell>
          <table:table-cell table:number-columns-repeated="2"/>
          <table:table-cell office:value-type="string" calcext:value-type="string">
            <text:p>Make Haste</text:p>
          </table:table-cell>
          <table:table-cell/>
          <table:table-cell office:value-type="string" calcext:value-type="string">
            <text:p>Shire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Maneuver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&lt;b&gt;Stealth.&lt;/b&gt; &lt;br&gt;Spot a [shire] companion and return him or her to your hand to make a Shadow player choose to remove (2) or discard a minion.</text:p>
          </table:table-cell>
          <table:table-cell office:value-type="string" calcext:value-type="string">
            <text:p>“‘There's something still alive in that place, something with eyes, or a seeing mind, if you take me; and the longer we stay in one spot, the sooner it will get on to us.'”</text:p>
          </table:table-cell>
          <table:table-cell table:number-columns-repeated="11"/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string" calcext:value-type="string">
            <text:p>o_12_016.jpg</text:p>
          </table:table-cell>
          <table:table-cell table:number-columns-repeated="2"/>
          <table:table-cell office:value-type="string" calcext:value-type="string">
            <text:p>Attunement</text:p>
          </table:table-cell>
          <table:table-cell/>
          <table:table-cell office:value-type="string" calcext:value-type="string">
            <text:p>Elven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Skirmish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pot an Elf to reveal cards from the top of your draw deck until you reveal a Shadow card. Make an Elf strength +2 for each card revealed. Place the revealed cards in any order on the bottom of your draw deck.</text:p>
          </table:table-cell>
          <table:table-cell office:value-type="string" calcext:value-type="string">
            <text:p>With deep focus and heightened senses, Elven archers are able to make seemingly impossible shots.</text:p>
          </table:table-cell>
          <table:table-cell table:number-columns-repeated="11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o_12_052.jpg</text:p>
          </table:table-cell>
          <table:table-cell table:number-columns-repeated="2"/>
          <table:table-cell office:value-type="string" calcext:value-type="string">
            <text:p>Tireless</text:p>
          </table:table-cell>
          <table:table-cell/>
          <table:table-cell office:value-type="string" calcext:value-type="string">
            <text:p>Gondor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Support Area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&lt;b&gt;Skirmish:&lt;/b&gt; Discard this condition to make a [gondor] Man strength +1 for each of the following that is true: he or she is at a battleground site; he or she has resistance 4 or more; he or she is bearing a hand weapon; he or she is skirmishing a roaming minion.</text:p>
          </table:table-cell>
          <table:table-cell office:value-type="string" calcext:value-type="string">
            <text:p>So long as foes were standing, so too would Aragorn.</text:p>
          </table:table-cell>
          <table:table-cell table:number-columns-repeated="11"/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string" calcext:value-type="string">
            <text:p>o_12_071.jp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Last Days</text:p>
          </table:table-cell>
          <table:table-cell/>
          <table:table-cell office:value-type="string" calcext:value-type="string">
            <text:p>Men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Support Area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string" calcext:value-type="string">
            <text:p>U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Each time a [men] minion is killed or discarded from play (except during the regroup phase), you may play a [men] minion. Its twilight cost is –2, and it is &lt;b&gt;fierce&lt;/b&gt; and strength +2 until the regroup phase.</text:p>
          </table:table-cell>
          <table:table-cell office:value-type="string" calcext:value-type="string">
            <text:p>“‘Not long now shall stand the high hall which Brego son of Eorl built. Fire shall devour the high seat.'”</text:p>
          </table:table-cell>
          <table:table-cell table:number-columns-repeated="11"/>
        </table:table-row>
        <table:table-row table:style-name="ro1">
          <table:table-cell office:value-type="float" office:value="2699" calcext:value-type="float">
            <text:p>2699</text:p>
          </table:table-cell>
          <table:table-cell office:value-type="string" calcext:value-type="string">
            <text:p>o_13_025.jpg</text:p>
          </table:table-cell>
          <table:table-cell table:number-columns-repeated="2"/>
          <table:table-cell office:value-type="string" calcext:value-type="string">
            <text:p>Standing Tall</text:p>
          </table:table-cell>
          <table:table-cell/>
          <table:table-cell office:value-type="string" calcext:value-type="string">
            <text:p>Elven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Support Area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&lt;b&gt;Skirmish:&lt;/b&gt; Discard this condition from play to make a minion skirmishing an Elf strength –1 for each of the following that is true: it is skirmishing a companion who has resistance 4 or more; it is wounded; you can spot an Elf archer; the fellowship is at a forest site.</text:p>
          </table:table-cell>
          <table:table-cell office:value-type="string" calcext:value-type="string">
            <text:p>“‘Yrch,' said Legolas, falling into his own tongue.”</text:p>
          </table:table-cell>
          <table:table-cell table:number-columns-repeated="11"/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string" calcext:value-type="string">
            <text:p>o_13_028.jp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Alatar</text:p>
          </table:table-cell>
          <table:table-cell office:value-type="string" calcext:value-type="string">
            <text:p>Final Envoy</text:p>
          </table:table-cell>
          <table:table-cell office:value-type="string" calcext:value-type="string">
            <text:p>Gandalf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Follow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string" calcext:value-type="string">
            <text:p>U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&lt;b&gt;Aid –&lt;/b&gt;(2). &lt;i&gt;(At the start of the maneuver phase, you may add&lt;/i&gt; (2) &lt;i&gt;to transfer this to a companion.)&lt;/i&gt;&lt;br&gt;Each time you transfer this to a companion, you may reinforce a [gandalf] token. <text:s/>While you can spot a [gandalf] companion, each minion skirmishing bearer is strength –1.</text:p>
          </table:table-cell>
          <table:table-cell office:value-type="string" calcext:value-type="string">
            <text:p>Third of the Istari to be named, he was clad in sea-blue.</text:p>
          </table:table-cell>
          <table:table-cell table:number-columns-repeated="11"/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string" calcext:value-type="string">
            <text:p>o_13_036.jp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he Palantír of Orthanc</text:p>
          </table:table-cell>
          <table:table-cell office:value-type="string" calcext:value-type="string">
            <text:p>Recovered Seeing Stone</text:p>
          </table:table-cell>
          <table:table-cell office:value-type="string" calcext:value-type="string">
            <text:p>Gandalf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Artifact</text:p>
          </table:table-cell>
          <table:table-cell office:value-type="string" calcext:value-type="string">
            <text:p>Palanti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-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earer must be Gandalf. To play this, if you can spot The Palantír of Orthanc, discard it. At the start of the fellowship phase, you may add a burden to reveal a Shadow player's hand. He or she must choose a revealed minion and discard it from hand.</text:p>
          </table:table-cell>
          <table:table-cell office:value-type="string" calcext:value-type="string">
            <text:p>“...a heavy shining thing came hurtling down from above.”</text:p>
          </table:table-cell>
          <table:table-cell table:number-columns-repeated="11"/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string" calcext:value-type="string">
            <text:p>o_13_038.jp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Radagast</text:p>
          </table:table-cell>
          <table:table-cell office:value-type="string" calcext:value-type="string">
            <text:p>Tender of Beasts</text:p>
          </table:table-cell>
          <table:table-cell office:value-type="string" calcext:value-type="string">
            <text:p>Gandalf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Follow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1" office:value-type="string" calcext:value-type="string">
            <text:p>+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&lt;b&gt;Aid –&lt;/b&gt; (2). &lt;i&gt;(At the start of the maneuver phase, you may add&lt;/i&gt; (2) &lt;i&gt;to transfer this to a companion.)&lt;/i&gt;&lt;br&gt;While you can spot 2 [gandalf] companions, minions skirmishing bearer do not gain strength bonuses from possessions.</text:p>
          </table:table-cell>
          <table:table-cell office:value-type="string" calcext:value-type="string">
            <text:p>“‘It would have been useless in any case to try and win over the honest Radagast to treachery.'”</text:p>
          </table:table-cell>
          <table:table-cell table:number-columns-repeated="11"/>
        </table:table-row>
        <table:table-row table:style-name="ro1">
          <table:table-cell office:value-type="float" office:value="2859" calcext:value-type="float">
            <text:p>2859</text:p>
          </table:table-cell>
          <table:table-cell office:value-type="string" calcext:value-type="string">
            <text:p>o_13_180.jpg</text:p>
          </table:table-cell>
          <table:table-cell table:number-columns-repeated="2"/>
          <table:table-cell office:value-type="string" calcext:value-type="string">
            <text:p>Shadow in the East</text:p>
          </table:table-cell>
          <table:table-cell/>
          <table:table-cell office:value-type="string" calcext:value-type="string">
            <text:p>Ringwraith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Shadow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string" calcext:value-type="string">
            <text:p>R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&lt;b&gt;Toil 1.&lt;/b&gt; &lt;i&gt;(For each&lt;/i&gt; [wraith] &lt;i&gt;character you exert when playing this, it is twilight cost –1.)&lt;/i&gt;&lt;br&gt;To play, spot a [wraith] card in your support area. Spot a companion to draw a card for each wound on that companion (and draw an additional card if you can spot a Nazgûl).</text:p>
          </table:table-cell>
          <table:table-cell office:value-type="string" calcext:value-type="string">
            <text:p>“‘...it is called Minas Morgul, the Tower of Sorcery.'”</text:p>
          </table:table-cell>
          <table:table-cell table:number-columns-repeated="7"/>
          <table:table-cell table:style-name="ce5" office:value-type="percentage" office:value="0.71" calcext:value-type="percentage">
            <text:p>71.00%</text:p>
          </table:table-cell>
          <table:table-cell table:number-columns-repeated="3"/>
        </table:table-row>
        <table:table-row table:style-name="ro1">
          <table:table-cell office:value-type="float" office:value="3341" calcext:value-type="float">
            <text:p>3341</text:p>
          </table:table-cell>
          <table:table-cell office:value-type="string" calcext:value-type="string">
            <text:p>o_18_021.png</text:p>
          </table:table-cell>
          <table:table-cell table:number-columns-repeated="2"/>
          <table:table-cell office:value-type="string" calcext:value-type="string">
            <text:p>Last Stand</text:p>
          </table:table-cell>
          <table:table-cell/>
          <table:table-cell office:value-type="string" calcext:value-type="string">
            <text:p>Gandalf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Support Area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&lt;b&gt;Fellowship:&lt;/b&gt; Exert a [gandalf] Man to add 2 [gandalf] tokens here.&lt;br&gt;&lt;b&gt;Skirmish:&lt;/b&gt; Remove 3 [gandalf] tokens from here to make a companion strength +3.</text:p>
          </table:table-cell>
          <table:table-cell office:value-type="string" calcext:value-type="string">
            <text:p>To give his people time to escape, Brand stood against the Mordor army until he was slain. His friend, the dwarf Dain Ironfoot, stood over him until he too was slain.</text:p>
          </table:table-cell>
          <table:table-cell table:number-columns-repeated="11"/>
        </table:table-row>
        <table:table-row table:style-name="ro1">
          <table:table-cell office:value-type="float" office:value="3352" calcext:value-type="float">
            <text:p>3352</text:p>
          </table:table-cell>
          <table:table-cell office:value-type="string" calcext:value-type="string">
            <text:p>o_18_032.png</text:p>
          </table:table-cell>
          <table:table-cell table:number-columns-repeated="2"/>
          <table:table-cell office:value-type="string" calcext:value-type="string">
            <text:p>Not Easily Avoided</text:p>
          </table:table-cell>
          <table:table-cell/>
          <table:table-cell office:value-type="string" calcext:value-type="string">
            <text:p>Gollum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Support Area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&lt;b&gt;Shadow:&lt;/b&gt; Remove (3) to take a [gollum] card into hand from your draw deck, then randomly discard a card from your hand.&lt;br&gt;&lt;b&gt;Skirmish:&lt;/b&gt; Discard a [gollum] card from hand to make a [gollum] minion strength +2.</text:p>
          </table:table-cell>
          <table:table-cell office:value-type="string" calcext:value-type="string">
            <text:p>'But I still feel that they are looking at me, or thinking about me: making some other plan, perhaps.'</text:p>
          </table:table-cell>
          <table:table-cell table:number-columns-repeated="9"/>
          <table:table-cell office:value-type="string" calcext:value-type="string">
            <text:p>shadow</text:p>
          </table:table-cell>
          <table:table-cell/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string" calcext:value-type="string">
            <text:p>o_18_050.png</text:p>
          </table:table-cell>
          <table:table-cell table:number-columns-repeated="2"/>
          <table:table-cell office:value-type="string" calcext:value-type="string">
            <text:p>The Faithful Stone</text:p>
          </table:table-cell>
          <table:table-cell/>
          <table:table-cell office:value-type="string" calcext:value-type="string">
            <text:p>Gondor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Support Area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&lt;b&gt;Tale.&lt;/b&gt;Each time a non-[wraith] minion is played, you may spot a Man to put a [gondor] token here.&lt;br&gt;&lt;b&gt;Maneuver:&lt;/b&gt; Remove 3 [gondor] tokens from here to spot a minion. That minion cannot be assigned to a skirmish until the regroup phase.</text:p>
          </table:table-cell>
          <table:table-cell office:value-type="string" calcext:value-type="string">
            <text:p>Each turn was guarded by Púkel-men stones with their huge, clumsy arms folded across their round bellies.</text:p>
          </table:table-cell>
          <table:table-cell table:number-columns-repeated="11"/>
        </table:table-row>
        <table:table-row table:style-name="ro1">
          <table:table-cell office:value-type="float" office:value="3398" calcext:value-type="float">
            <text:p>3398</text:p>
          </table:table-cell>
          <table:table-cell office:value-type="string" calcext:value-type="string">
            <text:p>o_18_083.png</text:p>
          </table:table-cell>
          <table:table-cell table:number-columns-repeated="2"/>
          <table:table-cell office:value-type="string" calcext:value-type="string">
            <text:p>Destroyers and Usurpers</text:p>
          </table:table-cell>
          <table:table-cell/>
          <table:table-cell office:value-type="string" calcext:value-type="string">
            <text:p>Orc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Support Area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Each companion loses all &lt;b&gt;defender&lt;/b&gt; bonuses and cannot gain defender bonuses.&lt;br&gt;&lt;b&gt;Maneuver:&lt;/b&gt; Spot 2 [orc] minions to make the fellowship's current site gain battleground until the regroup phase.</text:p>
          </table:table-cell>
          <table:table-cell office:value-type="string" calcext:value-type="string">
            <text:p>They come with fire, they come with axes. Gnawing, biting, breaking, hacking, burning!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2">00/00/0000</text:date>, <text:time style:data-style-name="N2" text:time-value="04:18:21.8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6-22T02:43:33.917000000</dc:date>
    <meta:editing-duration>P2DT15H39M31S</meta:editing-duration>
    <meta:editing-cycles>82</meta:editing-cycles>
    <meta:generator>LibreOffice/6.4.3.2$Windows_X86_64 LibreOffice_project/747b5d0ebf89f41c860ec2a39efd7cb15b54f2d8</meta:generator>
    <meta:document-statistic meta:table-count="1" meta:cell-count="671" meta:object-count="0"/>
  </office:meta>
</office:document-meta>
</file>